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1.875in" table:align="left"/>
    </style:style>
    <style:style style:name="Table7.A" style:family="table-column">
      <style:table-column-properties style:column-width="1.87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8229in" fo:margin-left="0in" fo:margin-right="0.1021in" table:align="margins"/>
    </style:style>
    <style:style style:name="Table2.A" style:family="table-column">
      <style:table-column-properties style:column-width="1.8958in" style:rel-column-width="18209*"/>
    </style:style>
    <style:style style:name="Table2.B" style:family="table-column">
      <style:table-column-properties style:column-width="4.9271in" style:rel-column-width="47326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4.8514in" table:align="margins"/>
    </style:style>
    <style:style style:name="Table4.A" style:family="table-column">
      <style:table-column-properties style:column-width="0.3229in" style:rel-column-width="4362*"/>
    </style:style>
    <style:style style:name="Table4.B" style:family="table-column">
      <style:table-column-properties style:column-width="4.5285in" style:rel-column-width="61173*"/>
    </style:style>
    <style:style style:name="Table4.1" style:family="table-row">
      <style:table-row-properties style:min-row-height="0.351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8958in" style:rel-column-width="17935*"/>
    </style:style>
    <style:style style:name="Table5.B" style:family="table-column">
      <style:table-column-properties style:column-width="5.0313in" style:rel-column-width="47600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4.9632in" fo:margin-left="0in" fo:margin-right="-0.0076in" table:align="margins"/>
    </style:style>
    <style:style style:name="Table6.A" style:family="table-column">
      <style:table-column-properties style:column-width="0.3229in" style:rel-column-width="4263*"/>
    </style:style>
    <style:style style:name="Table6.B" style:family="table-column">
      <style:table-column-properties style:column-width="4.6403in" style:rel-column-width="61272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4.9556in" table:align="margins"/>
    </style:style>
    <style:style style:name="Table8.A" style:family="table-column">
      <style:table-column-properties style:column-width="4.9556in" style:rel-column-width="65535*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4.9535in" fo:margin-left="-0.0028in" fo:margin-right="0.0049in" table:align="margins"/>
    </style:style>
    <style:style style:name="Table10.A" style:family="table-column">
      <style:table-column-properties style:column-width="1.3125in" style:rel-column-width="17366*"/>
    </style:style>
    <style:style style:name="Table10.B" style:family="table-column">
      <style:table-column-properties style:column-width="3.641in" style:rel-column-width="48169*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6875in" style:rel-column-width="15964*"/>
    </style:style>
    <style:style style:name="Table9.B" style:family="table-column">
      <style:table-column-properties style:column-width="0.2083in" style:rel-column-width="1970*"/>
    </style:style>
    <style:style style:name="Table9.C" style:family="table-column">
      <style:table-column-properties style:column-width="0.3438in" style:rel-column-width="3252*"/>
    </style:style>
    <style:style style:name="Table9.D" style:family="table-column">
      <style:table-column-properties style:column-width="4.6875in" style:rel-column-width="44349*"/>
    </style:style>
    <style:style style:name="Table9.A1" style:family="table-cell">
      <style:table-cell-properties fo:padding="0.0382in" fo:border="none"/>
    </style:style>
    <style:style style:name="Table9.C1" style:family="table-cell" style:data-style-name="N0">
      <style:table-cell-properties fo:padding="0.0382in" fo:border="none"/>
    </style:style>
    <style:style style:name="Table11" style:family="table">
      <style:table-properties style:width="4.6118in" table:align="margins"/>
    </style:style>
    <style:style style:name="Table11.A" style:family="table-column">
      <style:table-column-properties style:column-width="2.1285in" style:rel-column-width="30248*"/>
    </style:style>
    <style:style style:name="Table11.B" style:family="table-column">
      <style:table-column-properties style:column-width="0.1542in" style:rel-column-width="2186*"/>
    </style:style>
    <style:style style:name="Table11.C" style:family="table-column">
      <style:table-column-properties style:column-width="2.3292in" style:rel-column-width="33101*"/>
    </style:style>
    <style:style style:name="Table11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00" style:font-name-asian="Times New Roman1" style:font-name-complex="Times New Roman1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282828" fo:font-size="12pt" style:font-size-asian="12pt" style:font-size-complex="12pt"/>
    </style:style>
    <style:style style:name="T2" style:family="text">
      <style:text-properties fo:color="#3d3d3d"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4">T-8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3">“UNTUK KEADILAN”</text:p>
          </table:table-cell>
        </table:table-row>
      </table:table>
      <text:p text:style-name="P18"/>
      <text:p text:style-name="P18"><text:s/>SURAT PERINTAH</text:p>
      <text:p text:style-name="P18"><text:s/>PENANGGUHAN PENAHANAN/PENGELUARAN DARI TAHANAN/</text:p>
      <text:p text:style-name="P18"><text:s text:c="2"/><text:tab/><text:tab/><text:tab/><text:tab/>PENCABUTAN PENANGGUHAN PENAHANAN <text:span text:style-name="T2"><text:tab/><text:tab/><text:tab/><text:tab/></text:span></text:p>
      <text:p text:style-name="P18"><text:span text:style-name="T2">N</text:span><text:span text:style-name="T1">OMOR <text:s/>: <text:s/>{no_print}</text:span></text:p>
      <text:p text:style-name="P18">{kepala}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Dasar <text:s text:c="33"/>: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">1.</text:p>
                  <text:p text:style-name="P2"/>
                </table:table-cell>
                <table:table-cell table:style-name="Table4.A1" office:value-type="string">
                  <text:p text:style-name="P10">Undang-undang No. 8 Tahun 1981 tentang Hukum Acara Pidana, pasal 284 ayat (2),jo pasal 20 ayat (2) jo pasal 21, pasal 24 (3), 25 (3, 8), pasal 29 (5), pasal 31.</text:p>
                </table:table-cell>
              </table:table-row>
              <table:table-row>
                <table:table-cell table:style-name="Table4.A1" office:value-type="string">
                  <text:p text:style-name="P2">2.</text:p>
                  <text:p text:style-name="P2"/>
                </table:table-cell>
                <table:table-cell table:style-name="Table4.A1" office:value-type="string">
                  <text:p text:style-name="P10">Pasal 12, 13, 14 Undang-Undang No. 26 Tahun 2000 tentang Pengadilan HAM.</text:p>
                </table:table-cell>
              </table:table-row>
              <table:table-row>
                <table:table-cell table:style-name="Table4.A1" office:value-type="string">
                  <text:p text:style-name="P2">3.</text:p>
                  <text:p text:style-name="P2"/>
                </table:table-cell>
                <table:table-cell table:style-name="Table4.A1" office:value-type="string">
                  <text:p text:style-name="P3">Undang-undang No. 16 tahun 2004 tentang Kejaksaan Republik Indonesia.</text:p>
                </table:table-cell>
              </table:table-row>
              <table:table-row>
                <table:table-cell table:style-name="Table4.A1" office:value-type="string">
                  <text:p text:style-name="P2">4.</text:p>
                  <text:p text:style-name="P2"/>
                </table:table-cell>
                <table:table-cell table:style-name="Table4.A1" office:value-type="string">
                  <text:p text:style-name="P3">{undang} tentang {tentang}</text:p>
                </table:table-cell>
              </table:table-row>
              <table:table-row>
                <table:table-cell table:style-name="Table4.A1" office:value-type="string">
                  <text:p text:style-name="P2">5.</text:p>
                  <text:p text:style-name="P2"/>
                </table:table-cell>
                <table:table-cell table:style-name="Table4.A1" office:value-type="string">
                  <text:p text:style-name="P3">Peraturan Pemerintah No. 27 Tahun 1983 tentang Pelaksanaan</text:p>
                  <text:p text:style-name="P3">Kitab Undang-undang Hukum Acara Pidana.</text:p>
                </table:table-cell>
              </table:table-row>
              <table:table-row>
                <table:table-cell table:style-name="Table4.A1" office:value-type="string">
                  <text:p text:style-name="P2">6.</text:p>
                  <text:p text:style-name="P2"/>
                </table:table-cell>
                <table:table-cell table:style-name="Table4.A1" office:value-type="string">
                  <text:p text:style-name="P3">Berkas perkara dari penyidik No {nomorPenyidik} Tanggal {tanggalPenyidik}</text:p>
                </table:table-cell>
              </table:table-row>
              <table:table-row>
                <table:table-cell table:style-name="Table4.A1" office:value-type="string">
                  <text:p text:style-name="P2">7.</text:p>
                  <text:p text:style-name="P2"/>
                </table:table-cell>
                <table:table-cell table:style-name="Table4.A1" office:value-type="string">
                  <text:p text:style-name="P3">Surat perintah penahanan dari {penahanan} no {nomorPenahanan} tanggal {tanggalPenahanan}</text:p>
                </table:table-cell>
              </table:table-row>
              <table:table-row>
                <table:table-cell table:style-name="Table4.A1" office:value-type="string">
                  <text:p text:style-name="P2">8.</text:p>
                  <text:p text:style-name="P2"/>
                </table:table-cell>
                <table:table-cell table:style-name="Table4.A1" office:value-type="string">
                  <text:p text:style-name="P3">Surat permohonan tersangka tanggal {tglPermohonan}</text:p>
                </table:table-cell>
              </table:table-row>
            </table:table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Pertimbangan <text:s text:c="17"/>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1">a.</text:p>
                  <text:p text:style-name="P11"/>
                </table:table-cell>
                <table:table-cell table:style-name="Table6.A1" office:value-type="string">
                  <text:p text:style-name="P16">Bahwa dengan memperhatikan alasan-alasan permohonan, syarat-syarat yang ditentukan oleh Undang-undang beserta dengan jaminannya tingkat penyelesaian perkara, keadaan tersangka, situasi masyarakat setempat telah terpenuhi, sehingga <text:s/>dipandang perlu untuk mengeluarkan / menangguhkan tersangka dari tahanan.</text:p>
                </table:table-cell>
              </table:table-row>
              <table:table-row>
                <table:table-cell table:style-name="Table6.A1" office:value-type="string">
                  <text:p text:style-name="P9">b.</text:p>
                  <text:p text:style-name="P9"/>
                </table:table-cell>
                <table:table-cell table:style-name="Table6.A1" office:value-type="string">
                  <text:p text:style-name="P17">Bahwa dengan memperhatikan syarat-syarat penangguhan penahanan yang ditetapkan dalam perjanjian penangguhan penahanan yang ternyata tidak dipenuhi oleh tersangka {jaminan}.</text:p>
                </table:table-cell>
              </table:table-row>
              <table:table-row>
                <table:table-cell table:style-name="Table6.A1" office:value-type="string">
                  <text:p text:style-name="P9">c.</text:p>
                  <text:p text:style-name="P9"/>
                </table:table-cell>
                <table:table-cell table:style-name="Table6.A1" office:value-type="string">
                  <text:p text:style-name="Table_20_Contents">Pendapat Jaksa Penuntut Umum.</text:p>
                </table:table-cell>
              </table:table-row>
            </table:table>
            <text:p text:style-name="P11"/>
            <text:p text:style-name="P12">MEMERINTAHKAN :</text:p>
          </table:table-cell>
        </table:table-row>
        <table:table-row>
          <table:table-cell table:style-name="Table5.A1" office:value-type="string">
            <text:p text:style-name="P11">Kepada <text:s text:c="26"/>:</text:p>
          </table:table-cell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Jaksa Penuntut Umum :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1">Nama <text:s text:c="16"/>:</text:p>
                </table:table-cell>
                <table:table-cell table:style-name="Table10.A1" office:value-type="string">
                  <text:p text:style-name="P11">{namaJaksa}</text:p>
                </table:table-cell>
              </table:table-row>
              <table:table-row>
                <table:table-cell table:style-name="Table10.A1" office:value-type="string">
                  <text:p text:style-name="P11">Pangkat/NIP <text:s text:c="5"/>:</text:p>
                </table:table-cell>
                <table:table-cell table:style-name="Table10.A1" office:value-type="string">
                  <text:p text:style-name="P11">{pangkatJaksa}/{nipJaksa}</text:p>
                </table:table-cell>
              </table:table-row>
            </table:table>
            <text:p text:style-name="P11"/>
          </table:table-cell>
        </table:table-row>
      </table:table>
      <text:p text:style-name="P14"><text:s text:c="9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Untuk </text:p>
          </table:table-cell>
          <table:table-cell table:style-name="Table9.A1" office:value-type="string">
            <text:p text:style-name="P11">:</text:p>
          </table:table-cell>
          <table:table-cell table:style-name="Table9.C1" office:value-type="float" office:value="1">
            <text:p text:style-name="P11">1</text:p>
          </table:table-cell>
          <table:table-cell table:style-name="Table9.A1" office:value-type="string">
            <text:p text:style-name="P11">Menangguhkan penahanan/mengeluarkan dari tahanan / mencabut penangguhan penahanan tersangka :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Table_20_Contents">Nama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nama_lengkap}</text:p>
                </table:table-cell>
              </table:table-row>
              <table:table-row>
                <table:table-cell table:style-name="Table11.A1" office:value-type="string">
                  <text:p text:style-name="Table_20_Contents">Tempat tinggal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mpt_tinggal}</text:p>
                </table:table-cell>
              </table:table-row>
              <table:table-row>
                <table:table-cell table:style-name="Table11.A1" office:value-type="string">
                  <text:p text:style-name="Table_20_Contents">Umur/tanggal lahi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gl_lahir}</text:p>
                </table:table-cell>
              </table:table-row>
              <table:table-row>
                <table:table-cell table:style-name="Table11.A1" office:value-type="string">
                  <text:p text:style-name="Table_20_Contents">Jenis kelami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jns_kelamin}</text:p>
                </table:table-cell>
              </table:table-row>
              <table:table-row>
                <table:table-cell table:style-name="Table11.A1" office:value-type="string">
                  <text:p text:style-name="Table_20_Contents">Kebangsaan / <text:soft-page-break/>kewarganegara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warganegara}</text:p>
                </table:table-cell>
              </table:table-row>
              <table:table-row>
                <table:table-cell table:style-name="Table11.A1" office:value-type="string">
                  <text:p text:style-name="Table_20_Contents">Tempat Tinggal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mpt_tinggal}</text:p>
                </table:table-cell>
              </table:table-row>
              <table:table-row>
                <table:table-cell table:style-name="Table11.A1" office:value-type="string">
                  <text:p text:style-name="Table_20_Contents">Agama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agama}</text:p>
                </table:table-cell>
              </table:table-row>
              <table:table-row>
                <table:table-cell table:style-name="Table11.A1" office:value-type="string">
                  <text:p text:style-name="Table_20_Contents">Pekerja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pekerjaan}</text:p>
                </table:table-cell>
              </table:table-row>
              <table:table-row>
                <table:table-cell table:style-name="Table11.A1" office:value-type="string">
                  <text:p text:style-name="Table_20_Contents">Pendidik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pendidikan}</text:p>
                </table:table-cell>
              </table:table-row>
              <table:table-row>
                <table:table-cell table:style-name="Table11.A1" office:value-type="string">
                  <text:p text:style-name="Table_20_Contents">Register Tahanan Nomo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reg_tahanan}</text:p>
                </table:table-cell>
              </table:table-row>
              <table:table-row>
                <table:table-cell table:style-name="Table11.A1" office:value-type="string">
                  <text:p text:style-name="Table_20_Contents">Register Perkara Nomo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reg_perkara}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C1" office:value-type="float" office:value="2">
            <text:p text:style-name="P11">2</text:p>
          </table:table-cell>
          <table:table-cell table:style-name="Table9.A1" office:value-type="string">
            <text:p text:style-name="P11">Menyampaikan turunan Surat Perintah ini kepada Kepala RUTAN {rutan}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C1" office:value-type="float" office:value="3">
            <text:p text:style-name="P11">3</text:p>
          </table:table-cell>
          <table:table-cell table:style-name="Table9.A1" office:value-type="string">
            <text:p text:style-name="P11">Membuat Berita Acara Penangguhan Penahanan / Pencabutan Penangguhan Penahanan.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Kepada : Ybs untuk dilaksanakan </text:p>
          </table:table-cell>
          <table:table-cell office:value-type="string">
            <text:p text:style-name="P7">Dikeluarkan di <text:s text:c="3"/>: {dikeluarkan}</text:p>
            <text:p text:style-name="P7">Pada tanggal <text:s text:c="6"/>: {pd_tgl}</text:p>
            <text:p text:style-name="P7"/>
            <text:p text:style-name="P6">{kepala}</text:p>
            <text:p text:style-name="P6"/>
            <text:p text:style-name="P6"/>
            <text:p text:style-name="P6"/>
            <text:p text:style-name="P6"/>
            <text:p text:style-name="P8">{nama_penandatangan}</text:p>
            <text:p text:style-name="P6">{pangkat} NIP. {nip_penandatangan}</text:p>
            <text:p text:style-name="P6"/>
          </table:table-cell>
        </table:table-row>
      </table:table>
      <text:p text:style-name="P1">Tembusan</text:p>
      <text:p text:style-name="P1">[!-- BEGIN tembusan --] <text:span text:style-name="T3">{urutan_tembusan}. {nama_tembusan}</text:span></text:p>
      <text:p text:style-name="P1">[!-- END tembusan --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14:14.35</dc:date>
    <meta:editing-duration>PT18H52M10S</meta:editing-duration>
    <meta:editing-cycles>201</meta:editing-cycles>
    <meta:generator>OpenOffice/4.1.1$Win32 OpenOffice.org_project/411m6$Build-9775</meta:generator>
    <meta:document-statistic meta:table-count="11" meta:image-count="0" meta:object-count="0" meta:page-count="2" meta:paragraph-count="91" meta:word-count="300" meta:character-count="2349"/>
    <dc:creator>hadi wibowo</dc:creator>
  </office:meta>
</office:document-meta>
</file>